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2" style:family="paragraph" style:parent-style-name="Standard">
      <style:paragraph-properties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3" style:family="paragraph" style:parent-style-name="Standard">
      <style:paragraph-properties fo:margin-left="0in" fo:margin-right="0in" fo:text-align="justify" style:justify-single-word="false" fo:text-indent="0.4917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4835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5" style:family="paragraph" style:parent-style-name="Standard">
      <style:paragraph-properties fo:margin-left="0.4917in" fo:margin-right="0in" fo:text-align="justify" style:justify-single-word="false" fo:text-indent="0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 style:master-page-name="">
      <style:paragraph-properties fo:margin-left="0in" fo:margin-right="0in" fo:line-height="150%" fo:text-align="justify" style:justify-single-word="false" fo:text-indent="0.4909in" style:auto-text-indent="false" style:page-number="auto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8" style:family="paragraph" style:parent-style-name="Standard" style:list-style-name="L1">
      <style:paragraph-properties fo:line-height="150%" fo:text-align="justify" style:justify-single-word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2" style:family="paragraph" style:parent-style-name="Heading_20_1">
      <style:paragraph-properties fo:text-align="center" style:justify-single-word="fals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титульний аркуш ТЧ</text:p>
      <text:p text:style-name="P3">індивідуальне завдання на КР(МР)</text:p>
      <text:p text:style-name="P4">календарний план</text:p>
      <text:p text:style-name="P4">зміст</text:p>
      <text:p text:style-name="P4">анотація <text:s text:c="79"/></text:p>
      <text:p text:style-name="P1"><text:tab/>вступ</text:p>
      <text:p text:style-name="P1"><text:tab/></text:p>
      <text:p text:style-name="P1"><text:tab/>7) основна частина (її розділи): <text:s text:c="24"/><text:tab/><text:tab/> <text:s text:c="5"/>30-50 ст.;</text:p>
      <text:p text:style-name="P3"><text:s text:c="4"/>– аналіз існуючих методів (алгоритмів) вирішення поставленої задачі; <text:s text:c="3"/></text:p>
      <text:p text:style-name="P5"><text:s text:c="4"/>– обґрунтування вибору рішення;</text:p>
      <text:p text:style-name="P5"><text:s text:c="4"/>– вибір принципу дії системи чи обґрунтування методик;</text:p>
      <text:p text:style-name="P1"><text:tab/> <text:s text:c="3"/>– розробка структурної і (або) функціональної схеми; <text:s text:c="3"/></text:p>
      <text:p text:style-name="P1"><text:tab/> <text:s text:c="3"/>– розробка принципової схеми; <text:s text:c="5"/></text:p>
      <text:p text:style-name="P5"><text:s text:c="4"/>– експериментальні дослідження;</text:p>
      <text:p text:style-name="P3"><text:s text:c="4"/>– метрологічні характеристики;</text:p>
      <text:p text:style-name="P5"><text:s text:c="4"/>– алгоритмічне та програмне забезпечення; </text:p>
      <text:p text:style-name="P3">висновки</text:p>
      <text:p text:style-name="P3">література</text:p>
      <text:p text:style-name="P3">глосарій</text:p>
      <text:p text:style-name="P3">додат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h text:style-name="P12" text:outline-level="1">Анотація</text:h>
      <text:p text:style-name="P7">Мета даної роботи – розробити метод і відповідне програмне забезпечення для вирішення задачі побудови <text:s/>термінологіі в колекціі текстів наукової тематики.</text:p>
      <text:p text:style-name="P6">Дане дослідження є складовою частиною циклу робіт проведених на кафедрі з тематики, присвяченої побудові пошукової системи і репозіторію наукових праць.</text:p>
      <text:p text:style-name="P6"/>
      <text:p text:style-name="P6">З алгоритмічної точки зору результатом буде такий алгорітм, що на вході отримує <text:s/>колекцію документів у форматах pdf | doc, а на виході віддає файл що містить RDF граф з термінологією що зустрічається в даній колекції. <text:s/></text:p>
      <text:p text:style-name="P6"/>
      <text:p text:style-name="P6">Як складовий модуль системи пошуку і каталогізації наукових праць, на модульному рівні дистрибутив програми буде надано у вигляді jar-архіву з відповідним API.</text:p>
      <text:p text:style-name="P6"/>
      <text:p text:style-name="P6">Для кінцевого користувача і для тестування ефективності побудови термінології експертами буде розроблено веб-інтерфейс до компонентів програми, де в користувача будуть можливості завантажити в систему архівом колекцію документів, запустити алгоритм побудови термінології (можливо з введенням параметрів алгориту), передивитись і скачати файл-результат у вигляді RDF, а також продивитись термінологію, її входження в документи колекції і пов'язані з результатом роботи алгоритму метадані терміну.</text:p>
      <text:p text:style-name="P6"/>
      <text:p text:style-name="P6"><text:soft-page-break/>Функціональна схема роботи алгоритму побудови термінології буде включати в себе наступні етапи і технології:</text:p>
      <text:list xml:id="list9633663781" text:style-name="L1">
        <text:list-item>
          <text:p text:style-name="P8">початкова індексація документів колекції за допомогою рішень з відкритим кодом (Apache Hadoop, Lucene, Cloudera SaaS);</text:p>
        </text:list-item>
        <text:list-item>
          <text:p text:style-name="P8">застосування алгоритмів розбору NLP (лінгвістичних аналізаторів) на реченнях і абзацах текстів, зберігання отриманих метаданих у спеціалізованих індексах;</text:p>
        </text:list-item>
        <text:list-item>
          <text:p text:style-name="P8">експериментальні дослідження щодо формулювання множини ефективних запитів до використаних пошукових систем і сховищ даних, що будуватимуть зв’язні висловлювання щодо термінів, опис і використання лінгвістичних евристик;</text:p>
        </text:list-item>
        <text:list-item>
          <text:p text:style-name="P8">розробка і застосування ітеративного алгоритму побудови термінології, що зможе покращувати результати при додаванні нових документів до колекції, а також після кожної ітерації;</text:p>
        </text:list-item>
        <text:list-item>
          <text:p text:style-name="P8">використання як сховища даних RDF графової або RDF баз даних, використання в алгоритмі запитів мовами Cypher, SPARQL;</text:p>
        </text:list-item>
        <text:list-item>
          <text:p text:style-name="P8">розробка RESTful API і веб-інтерфейсу користувача до досліджуваної системи;</text:p>
        </text:list-item>
        <text:list-item>
          <text:p text:style-name="P8">підбір тестових колекцій наукових документів і написання тестових пакетів для контролю ефективності і точності алгоритму;</text:p>
        </text:list-item>
        <text:list-item>
          <text:p text:style-name="P8">експериментальні дослідження алгоритму з варіацією параметрів;</text:p>
        </text:list-item>
        <text:list-item>
          <text:p text:style-name="P8">встановлення залежностей між параметрами, публікація найбільш вдалих налаштувань як окремих методів API;</text:p>
        </text:list-item>
        <text:list-item>
          <text:p text:style-name="P8"><text:soft-page-break/>розгортання готової системи на сервері НаУКМА для публічного доступу;</text:p>
        </text:list-item>
      </text:list>
      <text:p text:style-name="P6"/>
      <text:p text:style-name="P10">Назва роботи:</text:p>
      <text:p text:style-name="P11">Ітеративна побудова термінології в колекції наукових текстів</text:p>
      <text:p text:style-name="P10">Постановка завдання:</text:p>
      <text:p text:style-name="P6">В рамках даної роботи буде досліджено алгоритм ітеративної побудови термінології у вигляді RDF графу за колекцією наукових текстів спільної тематики. Схема побудови зв’язків між термінами буде враховувати статистичні властивості термінів а також лінгвістичні евристики пов’язані зі структурою україномовних документів. Дослідження даного алгоритму передбачає визначення критеріїв релевантності і параметрів конфігурації, розробку структурної схеми і <text:s/>програмного забезпечення для моделювання роботи алгоритму, розробку інтерфейсу користувача що дозволить отримати RDF граф термінів колекції документів, наданої у форматі pdf. Результати даної роботи мають вирішити задачу складання термінології по колекції документів і можуть слугувати основою для створення інтелектуальних систем пошуку документів у семантичному вебі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or Reshetnov</meta:initial-creator>
    <meta:creation-date>2014-02-02T16:24:23</meta:creation-date>
    <dc:date>2014-02-25T10:12:55</dc:date>
    <meta:editing-duration>PT2H5M28S</meta:editing-duration>
    <meta:editing-cycles>81</meta:editing-cycles>
    <meta:generator>LibreOffice/3.5$Linux_X86_64 LibreOffice_project/350m1$Build-2</meta:generator>
    <meta:document-statistic meta:table-count="0" meta:image-count="0" meta:object-count="0" meta:page-count="4" meta:paragraph-count="41" meta:word-count="503" meta:character-count="4093" meta:non-whitespace-character-count="3470"/>
  </office:meta>
</office:document-meta>
</file>